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o Gregório Guidoni Martins</meta:initial-creator>
    <meta:creation-date>2016-09-11T10:56:52.117000000</meta:creation-date>
    <dc:date>2016-09-11T10:57:19.766000000</dc:date>
    <dc:creator>Karlo Gregório Guidoni Martins</dc:creator>
    <meta:editing-duration>PT28S</meta:editing-duration>
    <meta:editing-cycles>1</meta:editing-cycles>
    <meta:document-statistic meta:table-count="1" meta:cell-count="10" meta:object-count="0"/>
    <meta:generator>LibreOffice/5.2.1.2$Windows_x86 LibreOffice_project/31dd62db80d4e60af04904455ec9c9219178d620</meta:generator>
  </office:meta>
</office:document-meta>
</file>